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8">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8">qt+vc2019编译出现解析新增函数</text:span></text:h>
      <text:p text:style-name="P6"><text:span text:style-name="T8">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h text:outline-level="3" text:style-name="P12">提<text:span text:style-name="T8">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8">gmail新注册未手机验证！！</text:span></text:p>
      <text:p text:style-name="P6"><text:span text:style-name="T8">bitter4live</text:span></text:p>
      <text:p text:style-name="P6"><text:span text:style-name="T8">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8"><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void OdfDrawReader::readElementDrawFrame(KoXmlStreamReader &amp;reader)</text:p>
      <text:p text:style-name="P6"><text:span text:style-name="T8"><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8"><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8">测试文档源参考</text:span></text:p>
      <text:p text:style-name="P6"><text:span text:style-name="T8">https://sourceforge.net/projects/odf-converter/files/Documentation%20Word%20Translator/Release%204.0/</text:span></text:p>
      <text:p text:style-name="P6"/>
      <text:p text:style-name="P6"/>
      <text:p text:style-name="P6"><text:span text:style-name="T8">收集github</text:span></text:p>
      <text:p text:style-name="P6"><text:span text:style-name="T8">https://github.com/wwj718</text:span></text:p>
      <text:p text:style-name="P6"/>
      <text:p text:style-name="P6">搭建 Emacs 的 Haskell/Idris 环境教程</text:p>
      <text:p text:style-name="P6"><text:span text:style-name="T8">https://zhuanlan.zhihu.com/p/29881268</text:span></text:p>
      <text:p text:style-name="P6"/>
      <text:p text:style-name="P6"><text:span text:style-name="T8">odt文档styles.xml 中&lt;text:outline-style style:name="O"&gt;<text:s/></text:span></text:p>
      <text:p text:style-name="P6"><text:span text:style-name="T8">类似</text:span></text:p>
      <text:p text:style-name="P6"><text:span text:style-name="T8">MSword 中numbering.xml中 &lt;w:abstractNum w:abstractNumId="0" w15:restartNumberingAfterBreak="0"&gt;</text:span></text:p>
      <text:p text:style-name="P6"/>
      <text:p text:style-name="P6"><text:span text:style-name="T8">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text:p>
      <text:p text:style-name="P17">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</text:p>
      <text:p text:style-name="P17">20220102</text:p>
      <text:p text:style-name="P17">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</text:p>
      <text:p text:style-name="P17"/>
      <text:p text:style-name="P17">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</text:p>
      <text:p text:style-name="P17"/>
      <text:p text:style-name="P17">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</text:p>
      <text:p text:style-name="P17">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</text:p>
      <text:p text:style-name="P17">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</text:p>
      <text:p text:style-name="P17">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</text:p>
      <text:p text:style-name="P17"/>
      <text:p text:style-name="P17">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</text:p>
      <text:p text:style-name="P17">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</text:p>
      <text:p text:style-name="P17">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</text:p>
      <text:p text:style-name="P17">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</text:p>
      <text:p text:style-name="P17">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</text:p>
      <text:p text:style-name="P17">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</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mastersthesis" style:display-name="Bibliography mastersthesis" style:family="paragraph"/>
    <style:style style:name="Bibliography_20misc" style:display-name="Bibliography misc"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ullet_20List" style:display-name="Bullet List" style:family="paragraph" style:list-style-name="L6">
      <style:text-properties fo:font-size="12.000000000000000pt"/>
    </style:style>
    <style:style style:name="A1" style:display-name="A1" style:family="paragraph">
      <style:text-properties fo:color="#000000" fo:font-family="Sans Serif" fo:font-size="12.000000000000000pt"/>
    </style:style>
    <style:style style:name="Alphabetical_20List" style:display-name="Alphabetical List" style:family="paragraph" style:list-style-name="L5">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Standard" style:display-name="Standard" style:family="paragraph">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Head_201" style:default-outline-level="1" style:display-name="Head 1" style:family="paragraph" style:next-style-name="Standard">
      <style:text-properties fo:font-size="20.000000000000000pt" fo:font-weight="bold"/>
    </style:style>
    <style:style style:name="Enumerated_20List" style:display-name="Enumerated List" style:family="paragraph" style:list-style-name="L4">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journal" style:display-name="Bibliography journal" style:family="paragraph"/>
    <style:style style:name="Bibliography_20manual" style:display-name="Bibliography manual" style:family="paragraph"/>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3</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486</meta:editing-cycles>
    <dc:date>2022-01-16T22:59:41</dc:date>
    <meta:creation-date>2008-08-22T11:41:04</meta:creation-date>
  </office:meta>
</office:document-meta>
</file>